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5.25in"/>
    </style:style>
    <style:style style:name="Table1.B" style:family="table-column">
      <style:table-column-properties style:column-width="1.75in"/>
    </style:style>
    <style:style style:name="Table1.A1" style:family="table-cell">
      <style:table-cell-properties fo:padding="0in" fo:border="none" style:writing-mode="lr-tb"/>
    </style:style>
    <style:style style:name="Table1.2" style:family="table-row">
      <style:table-row-properties style:min-row-height="0.1986in"/>
    </style:style>
    <style:style style:name="Table4" style:family="table">
      <style:table-properties style:width="6.9792in" table:align="right"/>
    </style:style>
    <style:style style:name="Table4.A" style:family="table-column">
      <style:table-column-properties style:column-width="5.25in"/>
    </style:style>
    <style:style style:name="Table4.B" style:family="table-column">
      <style:table-column-properties style:column-width="1.7292in"/>
    </style:style>
    <style:style style:name="Table4.A1" style:family="table-cell">
      <style:table-cell-properties fo:padding="0in" fo:border="none" style:writing-mode="lr-tb"/>
    </style:style>
    <style:style style:name="Table3" style:family="table">
      <style:table-properties style:width="6.9792in" table:align="right"/>
    </style:style>
    <style:style style:name="Table3.A" style:family="table-column">
      <style:table-column-properties style:column-width="5.25in"/>
    </style:style>
    <style:style style:name="Table3.B" style:family="table-column">
      <style:table-column-properties style:column-width="1.7292in"/>
    </style:style>
    <style:style style:name="Table3.A1" style:family="table-cell">
      <style:table-cell-properties fo:padding="0in" fo:border="none" style:writing-mode="lr-tb"/>
    </style:style>
    <style:style style:name="Table6" style:family="table">
      <style:table-properties style:width="6.9792in" table:align="right"/>
    </style:style>
    <style:style style:name="Table6.A" style:family="table-column">
      <style:table-column-properties style:column-width="5.25in"/>
    </style:style>
    <style:style style:name="Table6.B" style:family="table-column">
      <style:table-column-properties style:column-width="1.7292in"/>
    </style:style>
    <style:style style:name="Table6.A1" style:family="table-cell">
      <style:table-cell-properties fo:padding="0in" fo:border="none" style:writing-mode="lr-tb"/>
    </style:style>
    <style:style style:name="Table5" style:family="table">
      <style:table-properties style:width="6.9792in" table:align="right"/>
    </style:style>
    <style:style style:name="Table5.A" style:family="table-column">
      <style:table-column-properties style:column-width="5.25in"/>
    </style:style>
    <style:style style:name="Table5.B" style:family="table-column">
      <style:table-column-properties style:column-width="1.7292in"/>
    </style:style>
    <style:style style:name="Table5.A1" style:family="table-cell">
      <style:table-cell-properties fo:padding="0in" fo:border="none" style:writing-mode="lr-tb"/>
    </style:style>
    <style:style style:name="Table5.10" style:family="table-row">
      <style:table-row-properties style:min-row-height="0.0688in"/>
    </style:style>
    <style:style style:name="P1" style:family="paragraph" style:parent-style-name="Date">
      <style:text-properties fo:color="#333333" officeooo:rsid="0011556c" officeooo:paragraph-rsid="004b9fb8"/>
    </style:style>
    <style:style style:name="P2" style:family="paragraph" style:parent-style-name="Date">
      <style:text-properties fo:color="#333333" officeooo:rsid="0011556c" officeooo:paragraph-rsid="0056501d"/>
    </style:style>
    <style:style style:name="P3" style:family="paragraph" style:parent-style-name="Date">
      <style:text-properties fo:color="#333333" officeooo:rsid="001baa45" officeooo:paragraph-rsid="004b9fb8"/>
    </style:style>
    <style:style style:name="P4" style:family="paragraph" style:parent-style-name="Date">
      <style:text-properties fo:color="#333333" officeooo:rsid="0022433a" officeooo:paragraph-rsid="004d2aab"/>
    </style:style>
    <style:style style:name="P5" style:family="paragraph" style:parent-style-name="Date">
      <style:text-properties fo:color="#333333" officeooo:rsid="0022433a" officeooo:paragraph-rsid="004dab98"/>
    </style:style>
    <style:style style:name="P6" style:family="paragraph" style:parent-style-name="Date">
      <style:text-properties fo:color="#333333" officeooo:rsid="00460e6f" officeooo:paragraph-rsid="00460e6f"/>
    </style:style>
    <style:style style:name="P7" style:family="paragraph" style:parent-style-name="Date">
      <style:text-properties fo:color="#333333" officeooo:rsid="0046b8cd" officeooo:paragraph-rsid="0046b8cd"/>
    </style:style>
    <style:style style:name="P8" style:family="paragraph" style:parent-style-name="Date">
      <style:text-properties fo:color="#333333" officeooo:rsid="0010c54a" officeooo:paragraph-rsid="0054994f"/>
    </style:style>
    <style:style style:name="P9" style:family="paragraph" style:parent-style-name="Date">
      <style:text-properties fo:color="#333333" officeooo:rsid="0010c54a" officeooo:paragraph-rsid="0056501d"/>
    </style:style>
    <style:style style:name="P10" style:family="paragraph" style:parent-style-name="Date">
      <style:text-properties fo:color="#333333" officeooo:rsid="001e48ff" officeooo:paragraph-rsid="0056501d"/>
    </style:style>
    <style:style style:name="P11" style:family="paragraph" style:parent-style-name="Contact_20_Info">
      <style:paragraph-properties fo:margin-top="0.0398in" fo:margin-bottom="0.3374in" loext:contextual-spacing="false" fo:line-height="100%"/>
      <style:text-properties officeooo:paragraph-rsid="003023f8"/>
    </style:style>
    <style:style style:name="P12" style:family="paragraph" style:parent-style-name="Standard" style:list-style-name="L3">
      <style:paragraph-properties fo:margin-top="0in" fo:margin-bottom="0in" loext:contextual-spacing="false"/>
      <style:text-properties officeooo:paragraph-rsid="004d2aab"/>
    </style:style>
    <style:style style:name="P13" style:family="paragraph" style:parent-style-name="Heading_20_1">
      <style:paragraph-properties fo:padding="0.0291in" fo:border-left="none" fo:border-right="none" fo:border-top="none" fo:border-bottom="0.99pt solid #000000" style:join-border="false"/>
      <style:text-properties fo:color="#660000" style:font-name="Garamond" fo:font-size="17pt" style:text-underline-style="none" officeooo:paragraph-rsid="0050b88a" style:font-name-asian="MS Gothic" style:font-size-asian="17pt" style:font-name-complex="Times New Roman" style:font-size-complex="17pt"/>
    </style:style>
    <style:style style:name="P14" style:family="paragraph" style:parent-style-name="Heading_20_1">
      <style:paragraph-properties fo:padding="0.0291in" fo:border-left="none" fo:border-right="none" fo:border-top="none" fo:border-bottom="0.99pt solid #000000" style:join-border="false"/>
      <style:text-properties fo:color="#660000" style:font-name="Garamond" fo:font-size="17pt" style:text-underline-style="none" officeooo:rsid="0050b88a" officeooo:paragraph-rsid="0050b88a" style:font-name-asian="MS Gothic" style:font-size-asian="17pt" style:font-name-complex="Times New Roman" style:font-size-complex="17pt"/>
    </style:style>
    <style:style style:name="P15" style:family="paragraph" style:parent-style-name="Heading_20_1">
      <style:paragraph-properties fo:margin-top="0.2898in" fo:margin-bottom="0.1646in" loext:contextual-spacing="false" fo:padding="0.0291in" fo:border-left="none" fo:border-right="none" fo:border-top="none" fo:border-bottom="0.99pt solid #000000" style:join-border="false"/>
      <style:text-properties fo:color="#660000" style:font-name="Garamond" fo:font-size="17pt" officeooo:rsid="004dab98" officeooo:paragraph-rsid="004dab98" style:font-name-asian="MS Gothic" style:font-size-asian="17pt" style:font-name-complex="Times New Roman" style:font-size-complex="17pt"/>
    </style:style>
    <style:style style:name="P16" style:family="paragraph" style:parent-style-name="Heading_20_1">
      <style:paragraph-properties fo:margin-top="0.2898in" fo:margin-bottom="0.1646in" loext:contextual-spacing="false" fo:padding="0.0291in" fo:border-left="none" fo:border-right="none" fo:border-top="none" fo:border-bottom="0.99pt solid #000000" style:join-border="false"/>
      <style:text-properties fo:color="#660000" officeooo:rsid="004dab98" officeooo:paragraph-rsid="004dab98"/>
    </style:style>
    <style:style style:name="P17" style:family="paragraph" style:parent-style-name="Heading_20_1">
      <style:paragraph-properties fo:margin-top="0.2898in" fo:margin-bottom="0.1646in" loext:contextual-spacing="false" fo:padding="0.0291in" fo:border-left="none" fo:border-right="none" fo:border-top="none" fo:border-bottom="0.99pt solid #000000" style:join-border="false"/>
      <style:text-properties fo:color="#660000" officeooo:rsid="004d2aab" officeooo:paragraph-rsid="004d2aab"/>
    </style:style>
    <style:style style:name="P18" style:family="paragraph" style:parent-style-name="Heading_20_2">
      <style:text-properties officeooo:paragraph-rsid="0050b88a"/>
    </style:style>
    <style:style style:name="P19" style:family="paragraph" style:parent-style-name="Heading_20_2">
      <style:text-properties officeooo:paragraph-rsid="004b9fb8"/>
    </style:style>
    <style:style style:name="P20" style:family="paragraph" style:parent-style-name="Heading_20_2">
      <style:text-properties officeooo:paragraph-rsid="004dab98"/>
    </style:style>
    <style:style style:name="P21" style:family="paragraph" style:parent-style-name="Heading_20_2">
      <style:text-properties officeooo:paragraph-rsid="004d2aab"/>
    </style:style>
    <style:style style:name="P22" style:family="paragraph" style:parent-style-name="Heading_20_2">
      <style:text-properties officeooo:rsid="00255278" officeooo:paragraph-rsid="0019b184"/>
    </style:style>
    <style:style style:name="P23" style:family="paragraph" style:parent-style-name="Heading_20_2">
      <style:text-properties officeooo:paragraph-rsid="00388d1c"/>
    </style:style>
    <style:style style:name="P24" style:family="paragraph" style:parent-style-name="Heading_20_2">
      <style:text-properties officeooo:paragraph-rsid="00462bbc"/>
    </style:style>
    <style:style style:name="P25" style:family="paragraph" style:parent-style-name="Heading_20_2">
      <style:text-properties officeooo:paragraph-rsid="0046b8cd"/>
    </style:style>
    <style:style style:name="P26" style:family="paragraph" style:parent-style-name="Heading_20_2">
      <style:paragraph-properties fo:margin-top="0.0535in" fo:margin-bottom="0.0398in" loext:contextual-spacing="false"/>
      <style:text-properties officeooo:paragraph-rsid="0050b88a"/>
    </style:style>
    <style:style style:name="P27" style:family="paragraph" style:parent-style-name="Normal" style:list-style-name="L4">
      <style:text-properties fo:color="#333333" fo:font-style="normal" officeooo:rsid="0010c54a" officeooo:paragraph-rsid="0021f3b5" style:font-style-asian="normal" style:font-style-complex="normal"/>
    </style:style>
    <style:style style:name="P28" style:family="paragraph" style:parent-style-name="Normal" style:list-style-name="L1">
      <style:paragraph-properties fo:margin-top="0in" fo:margin-bottom="0.0063in" loext:contextual-spacing="false"/>
      <style:text-properties officeooo:paragraph-rsid="0050b88a"/>
    </style:style>
    <style:style style:name="P29" style:family="paragraph" style:parent-style-name="Normal" style:list-style-name="L2">
      <style:paragraph-properties fo:margin-top="0in" fo:margin-bottom="0in" loext:contextual-spacing="false"/>
      <style:text-properties fo:color="#333333" officeooo:paragraph-rsid="004dab98"/>
    </style:style>
    <style:style style:name="P30" style:family="paragraph" style:parent-style-name="Normal" style:list-style-name="L2">
      <style:paragraph-properties fo:margin-top="0in" fo:margin-bottom="0in" loext:contextual-spacing="false"/>
      <style:text-properties officeooo:paragraph-rsid="004dab98"/>
    </style:style>
    <style:style style:name="P31" style:family="paragraph" style:parent-style-name="Normal" style:list-style-name="L3">
      <style:paragraph-properties fo:margin-top="0in" fo:margin-bottom="0in" loext:contextual-spacing="false"/>
      <style:text-properties officeooo:paragraph-rsid="004d2aab"/>
    </style:style>
    <style:style style:name="P32" style:family="paragraph" style:parent-style-name="Normal" style:list-style-name="L2">
      <style:paragraph-properties fo:margin-top="0.0398in" fo:margin-bottom="0.0398in" loext:contextual-spacing="false"/>
      <style:text-properties officeooo:paragraph-rsid="004dab98"/>
    </style:style>
    <style:style style:name="P33" style:family="paragraph" style:parent-style-name="Normal" style:list-style-name="L5">
      <style:paragraph-properties fo:margin-top="0.0398in" fo:margin-bottom="0.0398in" loext:contextual-spacing="false"/>
      <style:text-properties officeooo:paragraph-rsid="00460e6f"/>
    </style:style>
    <style:style style:name="P34" style:family="paragraph" style:parent-style-name="Normal" style:list-style-name="L5">
      <style:paragraph-properties fo:margin-top="0.0398in" fo:margin-bottom="0.0398in" loext:contextual-spacing="false"/>
      <style:text-properties officeooo:paragraph-rsid="004a14d9"/>
    </style:style>
    <style:style style:name="P35" style:family="paragraph" style:parent-style-name="Normal" style:list-style-name="L5">
      <style:paragraph-properties fo:margin-top="0.0398in" fo:margin-bottom="0.0398in" loext:contextual-spacing="false"/>
      <style:text-properties officeooo:paragraph-rsid="005ae778"/>
    </style:style>
    <style:style style:name="P36" style:family="paragraph" style:parent-style-name="Title" style:master-page-name="MPF0">
      <style:paragraph-properties style:page-number="auto" fo:break-before="page"/>
      <style:text-properties officeooo:paragraph-rsid="003023f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1c1c1c"/>
    </style:style>
    <style:style style:name="T3" style:family="text">
      <style:text-properties fo:color="#1c1c1c" fo:font-style="normal" style:font-style-asian="normal" style:font-style-complex="normal"/>
    </style:style>
    <style:style style:name="T4" style:family="text">
      <style:text-properties fo:color="#1c1c1c" fo:font-style="normal" officeooo:rsid="00122386" style:font-style-asian="normal" style:font-style-complex="normal"/>
    </style:style>
    <style:style style:name="T5" style:family="text">
      <style:text-properties fo:color="#1c1c1c" fo:font-style="normal" officeooo:rsid="0035a0a2" style:font-style-asian="normal" style:font-style-complex="normal"/>
    </style:style>
    <style:style style:name="T6" style:family="text">
      <style:text-properties fo:color="#1c1c1c" fo:font-style="normal" officeooo:rsid="00460e6f" style:font-style-asian="normal" style:font-style-complex="normal"/>
    </style:style>
    <style:style style:name="T7" style:family="text">
      <style:text-properties fo:color="#1c1c1c" fo:font-style="normal" officeooo:rsid="004617ce" style:font-style-asian="normal" style:font-style-complex="normal"/>
    </style:style>
    <style:style style:name="T8" style:family="text">
      <style:text-properties fo:color="#1c1c1c" fo:font-style="normal" officeooo:rsid="00462bbc" style:font-style-asian="normal" style:font-style-complex="normal"/>
    </style:style>
    <style:style style:name="T9" style:family="text">
      <style:text-properties fo:color="#1c1c1c" fo:font-style="normal" officeooo:rsid="0046b8cd" style:font-style-asian="normal" style:font-style-complex="normal"/>
    </style:style>
    <style:style style:name="T10" style:family="text">
      <style:text-properties fo:color="#1c1c1c" fo:font-style="normal" officeooo:rsid="004a14d9" style:font-style-asian="normal" style:font-style-complex="normal"/>
    </style:style>
    <style:style style:name="T11" style:family="text">
      <style:text-properties fo:color="#1c1c1c" officeooo:rsid="0019b184"/>
    </style:style>
    <style:style style:name="T12" style:family="text">
      <style:text-properties fo:color="#1c1c1c" officeooo:rsid="0010c54a"/>
    </style:style>
    <style:style style:name="T13" style:family="text">
      <style:text-properties fo:color="#1c1c1c" fo:font-weight="bold" officeooo:rsid="0019b184" style:font-weight-asian="bold" style:font-weight-complex="bold"/>
    </style:style>
    <style:style style:name="T14" style:family="text">
      <style:text-properties fo:color="#1c1c1c" fo:font-weight="bold" officeooo:rsid="002894f1" style:font-weight-asian="bold" style:font-weight-complex="bold"/>
    </style:style>
    <style:style style:name="T15" style:family="text">
      <style:text-properties fo:color="#1c1c1c" fo:font-weight="bold" officeooo:rsid="0040072b" style:font-weight-asian="bold" style:font-weight-complex="bold"/>
    </style:style>
    <style:style style:name="T16" style:family="text">
      <style:text-properties fo:color="#1c1c1c" fo:font-weight="bold" officeooo:rsid="0045e237" style:font-weight-asian="bold" style:font-weight-complex="bold"/>
    </style:style>
    <style:style style:name="T17" style:family="text">
      <style:text-properties fo:color="#1c1c1c" fo:font-weight="bold" officeooo:rsid="0046b8cd" style:font-weight-asian="bold" style:font-weight-complex="bold"/>
    </style:style>
    <style:style style:name="T18" style:family="text">
      <style:text-properties fo:color="#1c1c1c" fo:font-weight="normal" style:font-weight-asian="normal" style:font-weight-complex="normal"/>
    </style:style>
    <style:style style:name="T19" style:family="text">
      <style:text-properties fo:color="#1c1c1c" fo:font-weight="normal" officeooo:rsid="0019b184" style:font-weight-asian="normal" style:font-weight-complex="normal"/>
    </style:style>
    <style:style style:name="T20" style:family="text">
      <style:text-properties fo:color="#1c1c1c" fo:font-weight="normal" officeooo:rsid="0029c6a0" style:font-weight-asian="normal" style:font-weight-complex="normal"/>
    </style:style>
    <style:style style:name="T21" style:family="text">
      <style:text-properties fo:color="#1c1c1c" fo:font-weight="normal" officeooo:rsid="003f0eaa" style:font-weight-asian="normal" style:font-weight-complex="normal"/>
    </style:style>
    <style:style style:name="T22" style:family="text">
      <style:text-properties fo:color="#1c1c1c" fo:font-weight="normal" officeooo:rsid="0054994f" style:font-weight-asian="normal" style:font-weight-complex="normal"/>
    </style:style>
    <style:style style:name="T23" style:family="text">
      <style:text-properties fo:color="#1c1c1c" fo:font-weight="normal" officeooo:rsid="005c3ba0" style:font-weight-asian="normal" style:font-weight-complex="normal"/>
    </style:style>
    <style:style style:name="T24" style:family="text">
      <style:text-properties fo:color="#1c1c1c" officeooo:rsid="00335c24"/>
    </style:style>
    <style:style style:name="T25" style:family="text">
      <style:text-properties fo:color="#1c1c1c" officeooo:rsid="0041fd55"/>
    </style:style>
    <style:style style:name="T26" style:family="text">
      <style:text-properties fo:color="#666666"/>
    </style:style>
    <style:style style:name="T27" style:family="text">
      <style:text-properties fo:color="#666666" fo:font-style="normal" style:font-style-asian="normal" style:font-style-complex="normal"/>
    </style:style>
    <style:style style:name="T28" style:family="text">
      <style:text-properties fo:color="#666666" fo:font-style="normal" officeooo:rsid="0010c54a" style:font-style-asian="normal" style:font-style-complex="normal"/>
    </style:style>
    <style:style style:name="T29" style:family="text">
      <style:text-properties fo:color="#666666" fo:font-style="normal" officeooo:rsid="00255278" style:font-style-asian="normal" style:font-style-complex="normal"/>
    </style:style>
    <style:style style:name="T30" style:family="text">
      <style:text-properties fo:color="#666666" fo:font-style="normal" fo:font-weight="normal" officeooo:rsid="0010c54a" style:font-style-asian="normal" style:font-weight-asian="normal" style:font-style-complex="normal" style:font-weight-complex="normal"/>
    </style:style>
    <style:style style:name="T31" style:family="text">
      <style:text-properties fo:color="#666666" fo:font-style="normal" fo:font-weight="normal" officeooo:rsid="00255278" style:font-style-asian="normal" style:font-weight-asian="normal" style:font-style-complex="normal" style:font-weight-complex="normal"/>
    </style:style>
    <style:style style:name="T32" style:family="text">
      <style:text-properties fo:color="#666666" fo:font-style="normal" fo:font-weight="normal" officeooo:rsid="004617ce" style:font-style-asian="normal" style:font-weight-asian="normal" style:font-style-complex="normal" style:font-weight-complex="normal"/>
    </style:style>
    <style:style style:name="T33" style:family="text">
      <style:text-properties fo:color="#666666" fo:font-style="normal" fo:font-weight="normal" officeooo:rsid="00462bbc" style:font-style-asian="normal" style:font-weight-asian="normal" style:font-style-complex="normal" style:font-weight-complex="normal"/>
    </style:style>
    <style:style style:name="T34" style:family="text">
      <style:text-properties fo:color="#666666" fo:font-style="normal" fo:font-weight="normal" officeooo:rsid="0046b8cd" style:font-style-asian="normal" style:font-weight-asian="normal" style:font-style-complex="normal" style:font-weight-complex="normal"/>
    </style:style>
    <style:style style:name="T35" style:family="text">
      <style:text-properties fo:color="#666666" fo:font-style="normal" fo:font-weight="normal" officeooo:rsid="004a14d9" style:font-style-asian="normal" style:font-weight-asian="normal" style:font-style-complex="normal" style:font-weight-complex="normal"/>
    </style:style>
    <style:style style:name="T36" style:family="text">
      <style:text-properties fo:color="#666666" fo:font-style="normal" fo:font-weight="bold" officeooo:rsid="00255278" style:font-style-asian="normal" style:font-weight-asian="bold" style:font-style-complex="normal" style:font-weight-complex="bold"/>
    </style:style>
    <style:style style:name="T37" style:family="text">
      <style:text-properties fo:color="#666666" fo:font-style="normal" fo:font-weight="bold" officeooo:rsid="00460e6f" style:font-style-asian="normal" style:font-weight-asian="bold" style:font-style-complex="normal" style:font-weight-complex="bold"/>
    </style:style>
    <style:style style:name="T38" style:family="text">
      <style:text-properties fo:color="#666666" officeooo:rsid="0010c54a"/>
    </style:style>
    <style:style style:name="T39" style:family="text">
      <style:text-properties fo:color="#666666" fo:font-weight="normal" style:font-weight-asian="normal" style:font-weight-complex="normal"/>
    </style:style>
    <style:style style:name="T40" style:family="text">
      <style:text-properties officeooo:rsid="00255278"/>
    </style:style>
    <style:style style:name="T41" style:family="text">
      <style:text-properties officeooo:rsid="001baa45"/>
    </style:style>
    <style:style style:name="T42" style:family="text">
      <style:text-properties fo:color="#333333"/>
    </style:style>
    <style:style style:name="T43" style:family="text">
      <style:text-properties fo:color="#333333" fo:font-weight="normal" officeooo:rsid="0019b184" style:font-weight-asian="normal" style:font-weight-complex="normal"/>
    </style:style>
    <style:style style:name="T44" style:family="text">
      <style:text-properties fo:color="#333333" fo:font-weight="normal" fo:background-color="transparent" loext:char-shading-value="0" style:font-weight-asian="normal" style:font-weight-complex="normal"/>
    </style:style>
    <style:style style:name="T45" style:family="text">
      <style:text-properties fo:color="#333333" fo:font-weight="normal" officeooo:rsid="003023f8" fo:background-color="transparent" loext:char-shading-value="0" style:font-weight-asian="normal" style:font-weight-complex="normal"/>
    </style:style>
    <style:style style:name="T46" style:family="text">
      <style:text-properties fo:color="#333333" fo:font-weight="normal" officeooo:rsid="0010c54a" fo:background-color="transparent" loext:char-shading-value="0" style:font-weight-asian="normal" style:font-weight-complex="normal"/>
    </style:style>
    <style:style style:name="T47" style:family="text">
      <style:text-properties fo:color="#333333" fo:font-weight="normal" officeooo:rsid="00594055" fo:background-color="transparent" loext:char-shading-value="0" style:font-weight-asian="normal" style:font-weight-complex="normal"/>
    </style:style>
    <style:style style:name="T48" style:family="text">
      <style:text-properties fo:color="#333333" fo:font-style="normal" officeooo:rsid="00388d1c" style:font-style-asian="normal" style:font-style-complex="normal"/>
    </style:style>
    <style:style style:name="T49" style:family="text">
      <style:text-properties fo:color="#333333" fo:font-style="normal" officeooo:rsid="00460e6f" style:font-style-asian="normal" style:font-style-complex="normal"/>
    </style:style>
    <style:style style:name="T50" style:family="text">
      <style:text-properties fo:color="#333333" fo:font-style="normal" fo:font-weight="normal" officeooo:rsid="00129a57" style:font-style-asian="normal" style:font-weight-asian="normal" style:font-style-complex="normal" style:font-weight-complex="normal"/>
    </style:style>
    <style:style style:name="T51" style:family="text">
      <style:text-properties fo:color="#333333" fo:font-style="normal" fo:font-weight="normal" officeooo:rsid="0030c857" style:font-style-asian="normal" style:font-weight-asian="normal" style:font-style-complex="normal" style:font-weight-complex="normal"/>
    </style:style>
    <style:style style:name="T52" style:family="text">
      <style:text-properties fo:color="#333333" fo:font-style="normal" fo:font-weight="normal" officeooo:rsid="0038a6d5" style:font-style-asian="normal" style:font-weight-asian="normal" style:font-style-complex="normal" style:font-weight-complex="normal"/>
    </style:style>
    <style:style style:name="T53" style:family="text">
      <style:text-properties fo:color="#333333" fo:font-style="normal" fo:font-weight="normal" officeooo:rsid="001fb7e6" style:font-style-asian="normal" style:font-weight-asian="normal" style:font-style-complex="normal" style:font-weight-complex="normal"/>
    </style:style>
    <style:style style:name="T54" style:family="text">
      <style:text-properties fo:color="#333333" fo:font-style="normal" fo:font-weight="normal" officeooo:rsid="00169829" style:font-style-asian="normal" style:font-weight-asian="normal" style:font-style-complex="normal" style:font-weight-complex="normal"/>
    </style:style>
    <style:style style:name="T55" style:family="text">
      <style:text-properties fo:color="#333333" fo:font-style="normal" fo:font-weight="normal" officeooo:rsid="00460e6f" style:font-style-asian="normal" style:font-weight-asian="normal" style:font-style-complex="normal" style:font-weight-complex="normal"/>
    </style:style>
    <style:style style:name="T56" style:family="text">
      <style:text-properties fo:color="#333333" fo:font-style="normal" fo:font-weight="normal" officeooo:rsid="004a14d9" style:font-style-asian="normal" style:font-weight-asian="normal" style:font-style-complex="normal" style:font-weight-complex="normal"/>
    </style:style>
    <style:style style:name="T57" style:family="text">
      <style:text-properties fo:color="#333333" officeooo:rsid="0021f3b5"/>
    </style:style>
    <style:style style:name="T58" style:family="text">
      <style:text-properties fo:color="#333333" officeooo:rsid="002894f1"/>
    </style:style>
    <style:style style:name="T59" style:family="text">
      <style:text-properties fo:color="#333333" fo:background-color="transparent" loext:char-shading-value="0"/>
    </style:style>
    <style:style style:name="T60" style:family="text">
      <style:text-properties fo:color="#333333" fo:font-style="italic" fo:font-weight="normal" officeooo:rsid="001fb7e6" style:font-style-asian="italic" style:font-weight-asian="normal" style:font-style-complex="italic" style:font-weight-complex="normal"/>
    </style:style>
    <style:style style:name="T61" style:family="text">
      <style:text-properties fo:color="#333333" fo:font-style="italic" fo:font-weight="normal" officeooo:rsid="00129a57" style:font-style-asian="italic" style:font-weight-asian="normal" style:font-style-complex="italic" style:font-weight-complex="normal"/>
    </style:style>
    <style:style style:name="T62" style:family="text">
      <style:text-properties fo:color="#333333" officeooo:rsid="0045e237"/>
    </style:style>
    <style:style style:name="T63" style:family="text">
      <style:text-properties fo:font-variant="normal" fo:text-transform="none" fo:color="#333333" style:font-name="Trebuchet MS" fo:font-size="9pt" fo:letter-spacing="normal" fo:font-style="italic" fo:font-weight="normal" officeooo:rsid="00312511" style:font-size-asian="9pt" style:font-style-asian="italic" style:font-weight-asian="normal" style:font-size-complex="9pt" style:font-style-complex="italic" style:font-weight-complex="normal"/>
    </style:style>
    <style:style style:name="T64" style:family="text">
      <style:text-properties fo:font-variant="normal" fo:text-transform="none" fo:color="#333333" style:font-name="Trebuchet MS" fo:font-size="9pt" fo:letter-spacing="normal" fo:font-style="italic" fo:font-weight="normal" officeooo:rsid="0021f3b5" style:font-size-asian="9pt" style:font-style-asian="italic" style:font-weight-asian="normal" style:font-size-complex="9pt" style:font-style-complex="italic" style:font-weight-complex="normal"/>
    </style:style>
    <style:style style:name="T65" style:family="text">
      <style:text-properties fo:font-variant="normal" fo:text-transform="none" fo:color="#333333" style:font-name="Trebuchet MS" fo:font-size="9pt" fo:letter-spacing="normal" fo:font-style="italic" style:text-underline-style="solid" style:text-underline-width="auto" style:text-underline-color="font-color" fo:font-weight="normal" officeooo:rsid="0021f3b5" style:font-size-asian="9pt" style:font-style-asian="italic" style:font-weight-asian="normal" style:font-size-complex="9pt" style:font-style-complex="italic" style:font-weight-complex="normal"/>
    </style:style>
    <style:style style:name="T66" style:family="text">
      <style:text-properties fo:font-variant="normal" fo:text-transform="none" fo:color="#333333" style:font-name="Trebuchet MS" fo:font-size="9pt" fo:letter-spacing="normal" fo:font-style="normal" fo:font-weight="normal" officeooo:rsid="00312511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font-variant="normal" fo:text-transform="none" fo:color="#333333" style:font-name="Trebuchet MS" fo:font-size="9pt" fo:letter-spacing="normal" fo:font-style="normal" fo:font-weight="normal" officeooo:rsid="00224890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fo:font-variant="normal" fo:text-transform="none" fo:color="#333333" style:font-name="Trebuchet MS" fo:font-size="9pt" fo:letter-spacing="normal" fo:font-style="normal" fo:font-weight="normal" officeooo:rsid="00388d1c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fo:font-variant="normal" fo:text-transform="none" fo:color="#333333" style:font-name="Trebuchet MS" fo:font-size="9pt" fo:letter-spacing="normal" fo:font-style="normal" fo:font-weight="normal" officeooo:rsid="0038a6d5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fo:font-variant="normal" fo:text-transform="none" fo:color="#333333" style:font-name="Trebuchet MS" fo:font-size="9pt" fo:letter-spacing="normal" fo:font-style="normal" fo:font-weight="normal" officeooo:rsid="003f0eaa" style:font-size-asian="9pt" style:font-style-asian="normal" style:font-weight-asian="normal" style:font-size-complex="9pt" style:font-style-complex="normal" style:font-weight-complex="normal"/>
    </style:style>
    <style:style style:name="T71" style:family="text">
      <style:text-properties fo:color="#660000" officeooo:rsid="0010c54a"/>
    </style:style>
    <style:style style:name="T72" style:family="text">
      <style:text-properties officeooo:rsid="002fdc7c"/>
    </style:style>
    <style:style style:name="T73" style:family="text">
      <style:text-properties officeooo:rsid="0035a0a2"/>
    </style:style>
    <style:style style:name="T74" style:family="text">
      <style:text-properties officeooo:rsid="00388d1c"/>
    </style:style>
    <style:style style:name="T75" style:family="text">
      <style:text-properties officeooo:rsid="002152c8"/>
    </style:style>
    <style:style style:name="T76" style:family="text">
      <style:text-properties officeooo:rsid="004617ce"/>
    </style:style>
    <style:style style:name="T77" style:family="text">
      <style:text-properties officeooo:rsid="00462bbc"/>
    </style:style>
    <style:style style:name="T78" style:family="text">
      <style:text-properties officeooo:rsid="00486bb1"/>
    </style:style>
    <style:style style:name="T79" style:family="text">
      <style:text-properties officeooo:rsid="004a14d9"/>
    </style:style>
    <style:style style:name="T80" style:family="text">
      <style:text-properties officeooo:rsid="004bbe6b"/>
    </style:style>
    <style:style style:name="T81" style:family="text">
      <style:text-properties fo:font-weight="normal" officeooo:rsid="0030c857" style:font-weight-asian="normal" style:font-weight-complex="normal"/>
    </style:style>
    <style:style style:name="T82" style:family="text">
      <style:text-properties fo:font-style="italic" style:text-underline-style="solid" style:text-underline-width="auto" style:text-underline-color="font-color" officeooo:rsid="003f0eaa" style:font-style-asian="italic" style:font-style-complex="italic"/>
    </style:style>
    <style:style style:name="T83" style:family="text">
      <style:text-properties fo:font-style="italic" officeooo:rsid="003f0ea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Name"><text:span text:style-name="T71">Jamison Lahman <text:s/></text:span></text:span><text:span text:style-name="T42">| <text:s/></text:span><text:span text:style-name="T45">Curriculum Vitae</text:span><text:span text:style-name="T44"> </text:span></text:p>
      <text:p text:style-name="P11"><text:span text:style-name="T47">2 Hooper Street</text:span><text:span text:style-name="T46">, Athens, OH 45701 <text:s text:c="2"/>740-816-7846 <text:s text:c="2"/></text:span><text:a xlink:type="simple" xlink:href="mailto:lahmanja@gmail.com" text:style-name="Internet_20_link" text:visited-style-name="Visited_20_Internet_20_Link"><text:span text:style-name="T59">lahmanja@gmail.com</text:span></text:a></text:p>
      <text:h text:style-name="P13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8" text:outline-level="2"><text:span text:style-name="Strong"><text:span text:style-name="T12">B</text:span></text:span><text:span text:style-name="Strong"><text:span text:style-name="T24">achelor of Science</text:span></text:span><text:span text:style-name="Strong"><text:span text:style-name="T12"> in Applied Physics</text:span></text:span><text:span text:style-name="Strong"><text:span text:style-name="T26"> </text:span></text:span><text:span text:style-name="T26">— </text:span><text:span text:style-name="T38">Ohio University, Athens, OH</text:span></text:h>
            <text:list xml:id="list3742582405" text:style-name="L1">
              <text:list-item>
                <text:p text:style-name="P28"><text:span text:style-name="T15">GPA</text:span><text:span text:style-name="T13">:</text:span><text:span text:style-name="T19"> </text:span><text:span text:style-name="T21">3.</text:span><text:span text:style-name="T23">5</text:span></text:p>
              </text:list-item>
              <text:list-item>
                <text:p text:style-name="P28"><text:span text:style-name="T13">Program Advis</text:span><text:span text:style-name="T17">e</text:span><text:span text:style-name="T13">r:</text:span><text:span text:style-name="T19"> </text:span><text:span text:style-name="T20">Dr. </text:span><text:span text:style-name="T43">David Tees</text:span></text:p>
              </text:list-item>
            </text:list>
          </table:table-cell>
          <table:table-cell table:style-name="Table1.A1" office:value-type="string">
            <text:p text:style-name="P8"><text:s/><text:span text:style-name="T72">August </text:span>2014 - <text:span text:style-name="T81">April 2017</text:span></text:p>
          </table:table-cell>
        </table:table-row>
        <table:table-row table:style-name="Table1.2">
          <table:table-cell table:style-name="Table1.A1" office:value-type="string">
            <text:h text:style-name="P26" text:outline-level="2"><text:span text:style-name="Strong"><text:span text:style-name="T12">Mathematics Minor</text:span></text:span><text:span text:style-name="Strong"> </text:span><text:span text:style-name="T26">— </text:span><text:span text:style-name="T38">Ohio University, Athens, OH</text:span></text:h>
          </table:table-cell>
          <table:table-cell table:style-name="Table1.A1" office:value-type="string">
            <text:p text:style-name="P9"><text:span text:style-name="T72">August </text:span>2014 - <text:span text:style-name="T81">April 2017</text:span></text:p>
          </table:table-cell>
        </table:table-row>
      </table:table>
      <text:h text:style-name="P14" text:outline-level="1">Fellowships &amp; Award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h text:style-name="P19" text:outline-level="2"><text:span text:style-name="Strong"><text:span text:style-name="T2">John Edwards </text:span></text:span><text:span text:style-name="Strong"><text:span text:style-name="T25">Scholarship</text:span></text:span><text:span text:style-name="T2">,</text:span> <text:span text:style-name="T26">Ohio University, Athens, OH</text:span></text:h>
          </table:table-cell>
          <table:table-cell table:style-name="Table4.A1" office:value-type="string">
            <text:p text:style-name="P2"><text:span text:style-name="T41">August </text:span>2016 - <text:span text:style-name="T81">April 2017</text:span></text:p>
          </table:table-cell>
        </table:table-row>
        <table:table-row>
          <table:table-cell table:style-name="Table4.A1" office:value-type="string">
            <text:h text:style-name="P19" text:outline-level="2"><text:span text:style-name="Strong"><text:span text:style-name="T2">OHIO Achievement Scholarship,</text:span></text:span><text:span text:style-name="Strong"> </text:span><text:span text:style-name="T26">Ohio University, Athens, OH</text:span></text:h>
          </table:table-cell>
          <table:table-cell table:style-name="Table4.A1" office:value-type="string">
            <text:p text:style-name="P2"><text:span text:style-name="T41">August </text:span>2014 - <text:span text:style-name="T81">April 2017</text:span></text:p>
          </table:table-cell>
        </table:table-row>
        <table:table-row>
          <table:table-cell table:style-name="Table4.A1" office:value-type="string">
            <text:h text:style-name="P19" text:outline-level="2"><text:span text:style-name="Strong"><text:span text:style-name="T2">OHIO Distinction Scholarship</text:span></text:span><text:span text:style-name="T2">,</text:span> <text:span text:style-name="T26">Ohio University, Athens, OH</text:span></text:h>
          </table:table-cell>
          <table:table-cell table:style-name="Table4.A1" office:value-type="string">
            <text:p text:style-name="P2"><text:span text:style-name="T41">August </text:span>2014 – <text:span text:style-name="T81">April 2017</text:span></text:p>
          </table:table-cell>
        </table:table-row>
        <table:table-row>
          <table:table-cell table:style-name="Table4.A1" office:value-type="string">
            <text:h text:style-name="P19" text:outline-level="2"><text:span text:style-name="Strong"><text:span text:style-name="T2">Physics &amp; Astronomy Fellowship</text:span></text:span><text:span text:style-name="T2">,</text:span> <text:span text:style-name="T26">Ohio University, Athens, OH</text:span></text:h>
          </table:table-cell>
          <table:table-cell table:style-name="Table4.A1" office:value-type="string">
            <text:p text:style-name="P1"><text:span text:style-name="T41">June </text:span>2016 – <text:span text:style-name="T41">August 2016</text:span></text:p>
          </table:table-cell>
        </table:table-row>
        <table:table-row>
          <table:table-cell table:style-name="Table4.A1" office:value-type="string">
            <text:h text:style-name="P19" text:outline-level="2"><text:span text:style-name="Strong"><text:span text:style-name="T2">OHIO </text:span></text:span><text:span text:style-name="Strong"><text:span text:style-name="T11">Pathway</text:span></text:span><text:span text:style-name="Strong"><text:span text:style-name="T2"> Scholarship</text:span></text:span><text:span text:style-name="T2">,</text:span> <text:span text:style-name="T26">Ohio University, Athens, OH</text:span></text:h>
          </table:table-cell>
          <table:table-cell table:style-name="Table4.A1" office:value-type="string">
            <text:p text:style-name="P3">August 2014 – April 2016</text:p>
          </table:table-cell>
        </table:table-row>
      </table:table>
      <text:h text:style-name="P15" text:outline-level="1">Undergraduate Research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h text:style-name="P20" text:outline-level="2"><text:span text:style-name="Strong"><text:span text:style-name="T2">Computational Physics Research</text:span></text:span><text:span text:style-name="Strong"><text:span text:style-name="T18"> </text:span></text:span><text:span text:style-name="Strong"><text:span text:style-name="T39">—</text:span></text:span><text:span text:style-name="Strong"><text:span text:style-name="T18"> </text:span></text:span><text:span text:style-name="Strong"><text:span text:style-name="T39">Ohio University, Athens, OH</text:span></text:span></text:h>
            <text:list xml:id="list2734020134" text:style-name="L2">
              <text:list-item>
                <text:p text:style-name="P29">Used numerical analysis and Fortran <text:span text:style-name="T75">95 </text:span>code to investigate general physics problems.</text:p>
              </text:list-item>
              <text:list-item>
                <text:p text:style-name="P30"><text:span text:style-name="T58">Numerically explored both</text:span><text:span text:style-name="T42"> semi-classical and quantized molecular</text:span><text:span text:style-name="T62"> </text:span><text:span text:style-name="T42">vibrations </text:span><text:span text:style-name="T58">in addition to the structure of white dwarf stars.</text:span></text:p>
              </text:list-item>
              <text:list-item>
                <text:p text:style-name="P32"><text:span text:style-name="T14">Research </text:span><text:span text:style-name="T16">Adviser</text:span><text:span text:style-name="T14">:</text:span><text:span text:style-name="T58"> </text:span><text:span text:style-name="T57">Dr. </text:span><text:span text:style-name="T58">Madappa Prakash</text:span></text:p>
              </text:list-item>
            </text:list>
          </table:table-cell>
          <table:table-cell table:style-name="Table3.A1" office:value-type="string">
            <text:p text:style-name="P5">June 2016 – August 2016</text:p>
          </table:table-cell>
        </table:table-row>
      </table:table>
      <text:h text:style-name="P16" text:outline-level="1">Professional Servic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h text:style-name="P21" text:outline-level="2"><text:span text:style-name="Strong"><text:span text:style-name="T4">PACE Student Writer</text:span></text:span><text:span text:style-name="Strong"><text:span text:style-name="T2"> </text:span></text:span><text:span text:style-name="Strong"><text:span text:style-name="T26">—</text:span></text:span><text:span text:style-name="Strong"><text:span text:style-name="T2"> </text:span></text:span><text:span text:style-name="Strong"><text:span text:style-name="T39">Ohio University, Athens, OH</text:span></text:span></text:h>
            <text:list xml:id="list288701130" text:style-name="L3">
              <text:list-item>
                <text:p text:style-name="P31"><text:span text:style-name="Strong"><text:span text:style-name="T50">Wrote articles for </text:span></text:span><text:span text:style-name="Strong"><text:span text:style-name="T60">the College of Arts &amp; Science Forum</text:span></text:span><text:span text:style-name="Strong"><text:span text:style-name="T61">, </text:span></text:span><text:span text:style-name="Strong"><text:span text:style-name="T51">a weekly, </text:span></text:span><text:span text:style-name="Strong"><text:span text:style-name="T52">Internet</text:span></text:span><text:span text:style-name="Strong"><text:span text:style-name="T51"><text:line-break/></text:span></text:span><text:span text:style-name="Strong"><text:span text:style-name="T53">newsletter</text:span></text:span><text:span text:style-name="Strong"><text:span text:style-name="T50">, specifically </text:span></text:span><text:span text:style-name="Strong"><text:span text:style-name="T54">for</text:span></text:span><text:span text:style-name="Strong"><text:span text:style-name="T50"> the Department of Physics </text:span></text:span><text:span text:style-name="Strong"><text:span text:style-name="T52">&amp;</text:span></text:span><text:span text:style-name="Strong"><text:span text:style-name="T50"> Astronomy.</text:span></text:span></text:p>
              </text:list-item>
              <text:list-item>
                <text:p text:style-name="P31"><text:a xlink:type="simple" xlink:href="http://www.ohio-forum.com/?p=27824" text:style-name="Default_20_Paragraph_20_Font" text:visited-style-name="Default_20_Paragraph_20_Font"><text:span text:style-name="Strong"><text:span text:style-name="T65">Physics &amp; Astronomy Welcomes New Faculty Member, Zach Meisel</text:span></text:span></text:a><text:span text:style-name="Strong"><text:span text:style-name="T64"><text:line-break/></text:span></text:span><text:span text:style-name="Strong"><text:span text:style-name="T67">by Jamison Lahman, College of Arts &amp; Science Forum, 09 S</text:span></text:span><text:span text:style-name="Strong"><text:span text:style-name="T68">ep</text:span></text:span><text:span text:style-name="Strong"><text:span text:style-name="T67">t. 2016.</text:span></text:span></text:p>
              </text:list-item>
              <text:list-item>
                <text:p text:style-name="P31"><text:a xlink:type="simple" xlink:href="http://www.ohio-forum.com/?p=30351" text:style-name="Internet_20_link" text:visited-style-name="Visited_20_Internet_20_Link"><text:span text:style-name="Strong"><text:span text:style-name="T63">Professor Emeritus Louis Wright Reflects on a Successful Career</text:span></text:span></text:a><text:span text:style-name="Strong"><text:span text:style-name="T66"><text:line-break/></text:span></text:span><text:span text:style-name="Strong"><text:span text:style-name="T68">by Jamison Lahman, </text:span></text:span><text:span text:style-name="Strong"><text:span text:style-name="T67">College of Arts &amp; Science Forum, </text:span></text:span><text:span text:style-name="Strong"><text:span text:style-name="T69">26</text:span></text:span><text:span text:style-name="Strong"><text:span text:style-name="T67"> </text:span></text:span><text:span text:style-name="Strong"><text:span text:style-name="T69">Oct</text:span></text:span><text:span text:style-name="Strong"><text:span text:style-name="T67">. 2016.</text:span></text:span></text:p>
              </text:list-item>
              <text:list-item>
                <text:p text:style-name="P12"><text:a xlink:type="simple" xlink:href="http://www.ohio-forum.com/?p=32136" text:style-name="Default_20_Paragraph_20_Font" text:visited-style-name="Default_20_Paragraph_20_Font"><text:span text:style-name="T82">Glidden Professor Investigates Exotic and Extreme Nuclei</text:span></text:a><text:span text:style-name="T83"><text:line-break/>by Jamison Lahman and Jean Andrews, </text:span><text:span text:style-name="Strong"><text:span text:style-name="T67">College of Arts &amp; Science Forum, </text:span></text:span><text:span text:style-name="Strong"><text:span text:style-name="T70">11</text:span></text:span><text:span text:style-name="Strong"><text:span text:style-name="T67"> </text:span></text:span><text:span text:style-name="Strong"><text:span text:style-name="T70">Jan</text:span></text:span><text:span text:style-name="Strong"><text:span text:style-name="T67">. 201</text:span></text:span><text:span text:style-name="Strong"><text:span text:style-name="T70">7.</text:span></text:span></text:p>
              </text:list-item>
            </text:list>
          </table:table-cell>
          <table:table-cell table:style-name="Table6.A1" office:value-type="string">
            <text:p text:style-name="P4"><text:span text:style-name="T80">August</text:span> 2016 – <text:span text:style-name="T80">March</text:span> 201<text:span text:style-name="T80">7</text:span></text:p>
          </table:table-cell>
        </table:table-row>
      </table:table>
      <text:h text:style-name="P17" text:outline-level="1">Outreach &amp; Activiti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h text:style-name="P22" text:outline-level="2"><text:a xlink:type="simple" xlink:href="https://www.ohio.edu/cas/physastro/orgs/index.cfm#society" text:style-name="Internet_20_link" text:visited-style-name="Visited_20_Internet_20_Link"><text:span text:style-name="Strong"><text:span text:style-name="T3">Society of Physics Students (SPS)</text:span></text:span></text:a><text:span text:style-name="Strong"><text:span text:style-name="T1"> </text:span></text:span><text:span text:style-name="T27">— </text:span><text:span text:style-name="T28">Ohio University, Athens, OH</text:span></text:h>
            <text:list xml:id="list3356316777" text:style-name="L4">
              <text:list-item>
                <text:p text:style-name="P27"><text:soft-page-break/>Met once a week to discuss physics related news and ideas.</text:p>
              </text:list-item>
            </text:list>
          </table:table-cell>
          <table:table-cell table:style-name="Table5.A1" office:value-type="string">
            <text:p text:style-name="P10">August 201<text:span text:style-name="T40">6</text:span> - <text:span text:style-name="T81">April 2017</text:span></text:p>
          </table:table-cell>
        </table:table-row>
        <table:table-row>
          <table:table-cell table:style-name="Table5.A1" office:value-type="string">
            <text:h text:style-name="P23" text:outline-level="2"><text:a xlink:type="simple" xlink:href="http://www.phy.ohiou.edu/~astro/astro.html" text:style-name="Internet_20_link" text:visited-style-name="Visited_20_Internet_20_Link"><text:span text:style-name="Strong"><text:span text:style-name="T5">The Astrophysical Institute</text:span></text:span></text:a><text:span text:style-name="Strong"><text:span text:style-name="T29"> </text:span></text:span><text:span text:style-name="Strong"><text:span text:style-name="T31">—</text:span></text:span><text:span text:style-name="Strong"><text:span text:style-name="T36"> </text:span></text:span><text:span text:style-name="Strong"><text:span text:style-name="T30">Ohio University, Athens, OH</text:span></text:span></text:h>
            <text:list xml:id="list2266537279" text:style-name="L5">
              <text:list-item>
                <text:p text:style-name="P33"><text:span text:style-name="T48">Student member; met once a week to discuss current astrophysics news and events</text:span><text:span text:style-name="T49">.</text:span></text:p>
              </text:list-item>
            </text:list>
          </table:table-cell>
          <table:table-cell table:style-name="Table5.A1" office:value-type="string">
            <text:p text:style-name="P9"><text:span text:style-name="T73">August </text:span>201<text:span text:style-name="T74">5</text:span> – <text:span text:style-name="T81">April 2017</text:span></text:p>
          </table:table-cell>
        </table:table-row>
        <table:table-row>
          <table:table-cell table:style-name="Table5.A1" office:value-type="string">
            <text:h text:style-name="P23" text:outline-level="2"><text:span text:style-name="Strong"><text:span text:style-name="T10">AXE Family Science Saturday</text:span></text:span><text:span text:style-name="Strong"><text:span text:style-name="T6"> </text:span></text:span><text:span text:style-name="Strong"><text:span text:style-name="T29"><text:s/></text:span></text:span><text:span text:style-name="Strong"><text:span text:style-name="T31">—</text:span></text:span><text:span text:style-name="Strong"><text:span text:style-name="T37"> </text:span></text:span><text:span text:style-name="Strong"><text:span text:style-name="T32">Clippinger Laboratories, A</text:span></text:span><text:span text:style-name="Strong"><text:span text:style-name="T30">thens, OH</text:span></text:span></text:h>
          </table:table-cell>
          <table:table-cell table:style-name="Table5.A1" office:value-type="string">
            <text:p text:style-name="P6"><text:span text:style-name="T79">April</text:span> <text:span text:style-name="T79">1</text:span>, 2017</text:p>
          </table:table-cell>
        </table:table-row>
        <table:table-row>
          <table:table-cell table:style-name="Table5.A1" office:value-type="string">
            <text:h text:style-name="P23" text:outline-level="2"><text:span text:style-name="Strong"><text:span text:style-name="T10">SPS Research Conference</text:span></text:span><text:span text:style-name="Strong"><text:span text:style-name="T29"> </text:span></text:span><text:span text:style-name="Strong"><text:span text:style-name="T31">—</text:span></text:span><text:span text:style-name="Strong"><text:span text:style-name="T35"> Ohio University</text:span></text:span><text:span text:style-name="Strong"><text:span text:style-name="T32">, A</text:span></text:span><text:span text:style-name="Strong"><text:span text:style-name="T30">thens, OH</text:span></text:span></text:h>
            <text:list xml:id="list171304055288733" text:continue-numbering="true" text:style-name="L5">
              <text:list-item>
                <text:p text:style-name="P34"><text:span text:style-name="Strong"><text:span text:style-name="T56">Presented undergraduate research from the summer of 2016.</text:span></text:span></text:p>
              </text:list-item>
            </text:list>
          </table:table-cell>
          <table:table-cell table:style-name="Table5.A1" office:value-type="string">
            <text:p text:style-name="P6">March <text:span text:style-name="T79">25</text:span>, 2017</text:p>
          </table:table-cell>
        </table:table-row>
        <table:table-row>
          <table:table-cell table:style-name="Table5.A1" office:value-type="string">
            <text:h text:style-name="P23" text:outline-level="2"><text:span text:style-name="Strong"><text:span text:style-name="T6">District Science Fair </text:span></text:span><text:span text:style-name="Strong"><text:span text:style-name="T29"><text:s/></text:span></text:span><text:span text:style-name="Strong"><text:span text:style-name="T31">—</text:span></text:span><text:span text:style-name="Strong"><text:span text:style-name="T37"> </text:span></text:span><text:span text:style-name="Strong"><text:span text:style-name="T32">Clippinger Laboratories, A</text:span></text:span><text:span text:style-name="Strong"><text:span text:style-name="T30">thens, OH</text:span></text:span></text:h>
            <text:list xml:id="list171304222991658" text:continue-numbering="true" text:style-name="L5">
              <text:list-item>
                <text:p text:style-name="P33"><text:span text:style-name="Strong"><text:span text:style-name="T55">Middle school level, physics judge.</text:span></text:span></text:p>
              </text:list-item>
            </text:list>
          </table:table-cell>
          <table:table-cell table:style-name="Table5.A1" office:value-type="string">
            <text:p text:style-name="P6">March 18, 2017</text:p>
          </table:table-cell>
        </table:table-row>
        <table:table-row>
          <table:table-cell table:style-name="Table5.A1" office:value-type="string">
            <text:h text:style-name="P23" text:outline-level="2"><text:span text:style-name="Strong"><text:span text:style-name="T7">Southern Local STEM Night</text:span></text:span><text:span text:style-name="Strong"><text:span text:style-name="T29"> </text:span></text:span><text:span text:style-name="Strong"><text:span text:style-name="T31">—</text:span></text:span><text:span text:style-name="Strong"><text:span text:style-name="T37"> </text:span></text:span><text:span text:style-name="Strong"><text:span text:style-name="T32">Miller High School, Corning, OH</text:span></text:span></text:h>
          </table:table-cell>
          <table:table-cell table:style-name="Table5.A1" office:value-type="string">
            <text:p text:style-name="P6"><text:span text:style-name="T76">February</text:span> <text:span text:style-name="T76">16</text:span>, 2017</text:p>
          </table:table-cell>
        </table:table-row>
        <table:table-row>
          <table:table-cell table:style-name="Table5.A1" office:value-type="string">
            <text:h text:style-name="P24" text:outline-level="2"><text:span text:style-name="Strong"><text:span text:style-name="T8">Math and Science Night</text:span></text:span><text:span text:style-name="Strong"><text:span text:style-name="T6"> </text:span></text:span><text:span text:style-name="Strong"><text:span text:style-name="T31">—</text:span></text:span><text:span text:style-name="Strong"><text:span text:style-name="T33"> Coolville Elementary, Coolville,</text:span></text:span><text:span text:style-name="Strong"><text:span text:style-name="T30"> OH</text:span></text:span></text:h>
          </table:table-cell>
          <table:table-cell table:style-name="Table5.A1" office:value-type="string">
            <text:p text:style-name="P6"><text:span text:style-name="T77">October</text:span> <text:span text:style-name="T77">6</text:span>, 201<text:span text:style-name="T77">6</text:span></text:p>
          </table:table-cell>
        </table:table-row>
        <table:table-row>
          <table:table-cell table:style-name="Table5.A1" office:value-type="string">
            <text:h text:style-name="P24" text:outline-level="2"><text:span text:style-name="Strong"><text:span text:style-name="T8">Wellstone Manufacturing Camp </text:span></text:span><text:span text:style-name="Strong"><text:span text:style-name="T6"><text:s/></text:span></text:span><text:span text:style-name="Strong"><text:span text:style-name="T31">—</text:span></text:span><text:span text:style-name="Strong"><text:span text:style-name="T33"> Wellstone,</text:span></text:span><text:span text:style-name="Strong"><text:span text:style-name="T30"> OH</text:span></text:span></text:h>
          </table:table-cell>
          <table:table-cell table:style-name="Table5.A1" office:value-type="string">
            <text:p text:style-name="P6"><text:span text:style-name="T77">July</text:span> <text:span text:style-name="T77">26</text:span>, 201<text:span text:style-name="T77">6</text:span></text:p>
          </table:table-cell>
        </table:table-row>
        <table:table-row>
          <table:table-cell table:style-name="Table5.A1" office:value-type="string">
            <text:h text:style-name="P25" text:outline-level="2"><text:span text:style-name="Strong"><text:span text:style-name="T10">AXE </text:span></text:span><text:span text:style-name="Strong"><text:span text:style-name="T9">Family Science Night</text:span></text:span><text:span text:style-name="Strong"><text:span text:style-name="T8"> </text:span></text:span><text:span text:style-name="Strong"><text:span text:style-name="T31">—</text:span></text:span><text:span text:style-name="Strong"><text:span text:style-name="T33"> </text:span></text:span><text:span text:style-name="Strong"><text:span text:style-name="T34">Ohio University, Athens</text:span></text:span><text:span text:style-name="Strong"><text:span text:style-name="T33">,</text:span></text:span><text:span text:style-name="Strong"><text:span text:style-name="T30"> OH</text:span></text:span></text:h>
          </table:table-cell>
          <table:table-cell table:style-name="Table5.A1" office:value-type="string">
            <text:p text:style-name="P7">April 2, 2016</text:p>
          </table:table-cell>
        </table:table-row>
        <table:table-row table:style-name="Table5.10">
          <table:table-cell table:style-name="Table5.A1" office:value-type="string">
            <text:h text:style-name="P23" text:outline-level="2"><text:span text:style-name="Strong"><text:span text:style-name="T6">District Science Fair </text:span></text:span><text:span text:style-name="Strong"><text:span text:style-name="T29"><text:s/></text:span></text:span><text:span text:style-name="Strong"><text:span text:style-name="T31">—</text:span></text:span><text:span text:style-name="Strong"><text:span text:style-name="T37"> </text:span></text:span><text:span text:style-name="Strong"><text:span text:style-name="T32">Clippinger Laboratories, A</text:span></text:span><text:span text:style-name="Strong"><text:span text:style-name="T30">thens, OH</text:span></text:span></text:h>
            <text:list xml:id="list171306067086248" text:continue-numbering="true" text:style-name="L5">
              <text:list-item>
                <text:p text:style-name="P35"><text:span text:style-name="Strong"><text:span text:style-name="T55">Middle school level, physics judge.</text:span></text:span></text:p>
              </text:list-item>
            </text:list>
          </table:table-cell>
          <table:table-cell table:style-name="Table5.A1" office:value-type="string">
            <text:p text:style-name="P6">March 1<text:span text:style-name="T78">2</text:span>, 201<text:span text:style-name="T78">6</text:span></text:p>
          </table:table-cell>
        </table:table-row>
      </table:table>
      <text:h text:style-name="Heading_20_1" text:outline-level="1" text:restart-numbering="true" text:start-value="-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138in" svg:stroke-color="#b77411" draw:stroke-linejoin="miter" svg:stroke-linecap="butt" draw:fill-color="#f99f1c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4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letter-kerning="false" style:font-name-asian="MS Mincho" style:font-size-asian="9pt" style:language-asian="ja" style:country-asian="JP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252in" loext:contextual-spacing="false" fo:line-height="14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size="9pt" fo:letter-spacing="normal" fo:language="en" fo:country="US" fo:font-style="normal" style:text-underline-style="none" fo:font-weight="normal" style:letter-kerning="false" fo:background-color="transparent" style:font-name-asian="MS Mincho" style:font-size-asian="9pt" style:language-asian="ja" style:country-asian="JP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1252in" loext:contextual-spacing="false" fo:line-height="100%" fo:keep-together="always" fo:hyphenation-ladder-count="no-limit" fo:keep-with-next="always"/>
      <style:text-properties fo:color="#000000" style:font-name="Garamond" fo:font-family="Garamond" style:font-family-generic="roman" style:font-pitch="variable" fo:font-size="17pt" style:font-name-asian="MS Gothic" style:font-family-asian="'MS Gothic'" style:font-family-generic-asian="system" style:font-pitch-asian="variable" style:font-size-asian="17pt" style:font-name-complex="Times New Roman" style:font-family-complex="'Times New Roman'" style:font-family-generic-complex="roman" style:font-pitch-complex="variable" style:font-size-complex="17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138in" fo:margin-bottom="0in" loext:contextual-spacing="false" fo:hyphenation-ladder-count="no-limit"/>
      <style:text-properties fo:hyphenate="false"/>
    </style:style>
    <style:style style:name="Normal" style:family="paragraph">
      <style:paragraph-properties fo:margin-top="0.0398in" fo:margin-bottom="0.0398in" loext:contextual-spacing="false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.0417in" fo:margin-bottom="0in" loext:contextual-spacing="false" fo:line-height="100%" fo:hyphenation-ladder-count="no-limit"/>
      <style:text-properties fo:color="#7f7f7f" fo:font-size="16pt" style:letter-kerning="true" style:font-size-asian="16pt" style:font-size-complex="1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hyphenate="false"/>
    </style:style>
    <style:style style:name="Date" style:family="paragraph" style:parent-style-name="Normal" style:next-style-name="Normal">
      <style:paragraph-properties fo:margin-top="0.0138in" fo:margin-bottom="0in" loext:contextual-spacing="false" fo:line-height="100%" fo:text-align="end" style:justify-single-word="false" fo:hyphenation-ladder-count="no-limit"/>
      <style:text-properties fo:hyphenate="false"/>
    </style:style>
    <style:style style:name="Contact_20_Info" style:display-name="Contact Info" style:family="paragraph" style:parent-style-name="No_20_Spacing">
      <style:paragraph-properties fo:margin-top="0.0138in" fo:margin-bottom="0.4165in" loext:contextual-spacing="false" fo:hyphenation-ladder-count="no-limit"/>
      <style:text-properties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text-align="end" style:justify-single-word="false" fo:hyphenation-ladder-count="no-limit"/>
      <style:text-properties style:font-name="Garamond" fo:font-family="Garamond" style:font-family-generic="roman" style:font-pitch="variable" style:font-name-asian="MS Gothic" style:font-family-asian="'MS Gothic'" style:font-family-generic-asian="system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7f7f7f" fo:font-size="16pt" style:letter-kerning="true" style:font-size-asian="16pt" style:font-size-complex="16pt"/>
    </style:style>
    <style:style style:name="Subtitle_20_Char" style:display-name="Subtitle Char" style:family="text" style:parent-style-name="Default_20_Paragraph_20_Font">
      <style:text-properties fo:color="#5a5a5a"/>
    </style:style>
    <style:style style:name="Name" style:family="text">
      <style:text-properties fo:color="#000000" style:font-name="Garamond" fo:font-family="Garamond" style:font-family-generic="roman" style:font-pitch="variable" fo:font-size="20pt" style:font-name-asian="MS Gothic" style:font-family-asian="'MS Gothic'" style:font-family-generic-asian="system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1_20_Char" style:display-name="Heading 1 Char" style:family="text" style:parent-style-name="Default_20_Paragraph_20_Font">
      <style:text-properties fo:color="#000000" style:font-name="Garamond" fo:font-family="Garamond" style:font-family-generic="roman" style:font-pitch="variable" fo:font-size="17pt" style:font-name-asian="MS Gothic" style:font-family-asian="'MS Gothic'" style:font-family-generic-asian="system" style:font-pitch-asian="variable" style:font-size-asian="17pt" style:font-name-complex="Times New Roman" style:font-family-complex="'Times New Roman'" style:font-family-generic-complex="roman" style:font-pitch-complex="variable" style:font-size-complex="17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Date_20_Char" style:display-name="Date Char" style:family="text" style:parent-style-name="Default_20_Paragraph_20_Font"/>
    <style:style style:name="Heading_20_2_20_Char" style:display-name="Heading 2 Cha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Garamond" fo:font-family="Garamond" style:font-family-generic="roman" style:font-pitch="variable" style:font-name-asian="MS Gothic" style:font-family-asian="'MS Gothic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line-style="solid" style:adjustment="left" style:rel-width="33%" style:color="#404040"/>
      </style:page-layout-properties>
      <style:header-style/>
      <style:footer-style>
        <style:header-footer-properties fo:min-height="-0.3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line-style="solid" style:adjustment="left" style:rel-width="33%" style:color="#40404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Page 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/>
    <dc:description/>
    <dc:subject/>
    <meta:initial-creator/>
    <meta:creation-date>2016-09-13T17:27:00Z</meta:creation-date>
    <dc:date>2018-05-27T17:13:03.883742235</dc:date>
    <meta:editing-cycles>137</meta:editing-cycles>
    <meta:editing-duration>PT6H37M27S</meta:editing-duration>
    <meta:document-statistic meta:table-count="5" meta:image-count="0" meta:object-count="0" meta:page-count="2" meta:paragraph-count="60" meta:word-count="423" meta:character-count="2761" meta:non-whitespace-character-count="2380"/>
    <meta:template xlink:type="simple" xlink:actuate="onRequest" xlink:title="" xlink:href="Normal.dotm"/>
  </office:meta>
</office:document-meta>
</file>